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4bcc" officeooo:paragraph-rsid="001f4bcc"/>
    </style:style>
    <style:style style:name="P2" style:family="paragraph" style:parent-style-name="Standard">
      <style:text-properties fo:font-weight="bold" officeooo:rsid="001f4bcc" officeooo:paragraph-rsid="001f4bcc" style:font-weight-asian="bold" style:font-weight-complex="bold"/>
    </style:style>
    <style:style style:name="P3" style:family="paragraph" style:parent-style-name="Standard">
      <style:text-properties fo:font-weight="bold" officeooo:rsid="00467823" officeooo:paragraph-rsid="00467823" style:font-weight-asian="bold" style:font-weight-complex="bold"/>
    </style:style>
    <style:style style:name="P4" style:family="paragraph" style:parent-style-name="Standard">
      <style:text-properties officeooo:rsid="00209176" officeooo:paragraph-rsid="00209176"/>
    </style:style>
    <style:style style:name="P5" style:family="paragraph" style:parent-style-name="Standard">
      <style:text-properties officeooo:rsid="00223d6d" officeooo:paragraph-rsid="00223d6d"/>
    </style:style>
    <style:style style:name="P6" style:family="paragraph" style:parent-style-name="Standard">
      <style:text-properties officeooo:rsid="00230b55" officeooo:paragraph-rsid="00230b55"/>
    </style:style>
    <style:style style:name="P7" style:family="paragraph" style:parent-style-name="Standard">
      <style:text-properties officeooo:rsid="0023d5c9" officeooo:paragraph-rsid="0023d5c9"/>
    </style:style>
    <style:style style:name="P8" style:family="paragraph" style:parent-style-name="Standard">
      <style:text-properties officeooo:rsid="0023d5c9" officeooo:paragraph-rsid="0037175d"/>
    </style:style>
    <style:style style:name="P9" style:family="paragraph" style:parent-style-name="Standard">
      <style:text-properties officeooo:rsid="0023d5c9" officeooo:paragraph-rsid="0038e899"/>
    </style:style>
    <style:style style:name="P10" style:family="paragraph" style:parent-style-name="Standard">
      <style:text-properties officeooo:rsid="00251a73" officeooo:paragraph-rsid="00251a73"/>
    </style:style>
    <style:style style:name="P11" style:family="paragraph" style:parent-style-name="Standard">
      <style:text-properties officeooo:rsid="0027e18f" officeooo:paragraph-rsid="0027e18f"/>
    </style:style>
    <style:style style:name="P12" style:family="paragraph" style:parent-style-name="Standard">
      <style:text-properties officeooo:rsid="00306473" officeooo:paragraph-rsid="00306473"/>
    </style:style>
    <style:style style:name="P13" style:family="paragraph" style:parent-style-name="Standard">
      <style:text-properties officeooo:rsid="00308a7d" officeooo:paragraph-rsid="00308a7d"/>
    </style:style>
    <style:style style:name="P14" style:family="paragraph" style:parent-style-name="Standard">
      <style:text-properties officeooo:rsid="00308a7d" officeooo:paragraph-rsid="0038e899"/>
    </style:style>
    <style:style style:name="P15" style:family="paragraph" style:parent-style-name="Standard">
      <style:text-properties officeooo:rsid="00308a7d" officeooo:paragraph-rsid="00432590"/>
    </style:style>
    <style:style style:name="P16" style:family="paragraph" style:parent-style-name="Standard">
      <style:text-properties officeooo:rsid="00323ce7" officeooo:paragraph-rsid="00323ce7"/>
    </style:style>
    <style:style style:name="P17" style:family="paragraph" style:parent-style-name="Standard">
      <style:text-properties officeooo:rsid="00323ce7" officeooo:paragraph-rsid="0038e899"/>
    </style:style>
    <style:style style:name="P18" style:family="paragraph" style:parent-style-name="Standard">
      <style:text-properties officeooo:rsid="00323ce7" officeooo:paragraph-rsid="00432590"/>
    </style:style>
    <style:style style:name="P19" style:family="paragraph" style:parent-style-name="Standard">
      <style:text-properties officeooo:rsid="0034b4ac" officeooo:paragraph-rsid="0038e899"/>
    </style:style>
    <style:style style:name="P20" style:family="paragraph" style:parent-style-name="Standard">
      <style:text-properties officeooo:rsid="0034b4ac" officeooo:paragraph-rsid="00432590"/>
    </style:style>
    <style:style style:name="P21" style:family="paragraph" style:parent-style-name="Standard">
      <style:text-properties officeooo:rsid="003520f6" officeooo:paragraph-rsid="0038e899"/>
    </style:style>
    <style:style style:name="P22" style:family="paragraph" style:parent-style-name="Standard">
      <style:text-properties officeooo:rsid="003520f6" officeooo:paragraph-rsid="00432590"/>
    </style:style>
    <style:style style:name="P23" style:family="paragraph" style:parent-style-name="Standard">
      <style:text-properties officeooo:rsid="003959cc" officeooo:paragraph-rsid="003959cc"/>
    </style:style>
    <style:style style:name="P24" style:family="paragraph" style:parent-style-name="Standard">
      <style:text-properties officeooo:rsid="003959cc" officeooo:paragraph-rsid="00432590"/>
    </style:style>
    <style:style style:name="P25" style:family="paragraph" style:parent-style-name="Standard">
      <style:text-properties officeooo:rsid="003af625" officeooo:paragraph-rsid="003af625"/>
    </style:style>
    <style:style style:name="P26" style:family="paragraph" style:parent-style-name="Standard">
      <style:text-properties officeooo:rsid="003af625" officeooo:paragraph-rsid="0040be2e"/>
    </style:style>
    <style:style style:name="P27" style:family="paragraph" style:parent-style-name="Standard">
      <style:text-properties officeooo:rsid="003af625" officeooo:paragraph-rsid="00432590"/>
    </style:style>
    <style:style style:name="P28" style:family="paragraph" style:parent-style-name="Standard">
      <style:text-properties officeooo:rsid="003e921c" officeooo:paragraph-rsid="003e921c"/>
    </style:style>
    <style:style style:name="P29" style:family="paragraph" style:parent-style-name="Standard">
      <style:text-properties officeooo:rsid="003e921c" officeooo:paragraph-rsid="00432590"/>
    </style:style>
    <style:style style:name="P30" style:family="paragraph" style:parent-style-name="Standard">
      <style:text-properties officeooo:rsid="003f2f9c" officeooo:paragraph-rsid="003f2f9c"/>
    </style:style>
    <style:style style:name="P31" style:family="paragraph" style:parent-style-name="Standard">
      <style:text-properties officeooo:rsid="003f2f9c" officeooo:paragraph-rsid="00432590"/>
    </style:style>
    <style:style style:name="P32" style:family="paragraph" style:parent-style-name="Standard">
      <style:text-properties officeooo:paragraph-rsid="002dd9ba"/>
    </style:style>
    <style:style style:name="P33" style:family="paragraph" style:parent-style-name="Standard">
      <style:text-properties fo:font-weight="normal" officeooo:rsid="0044e852" officeooo:paragraph-rsid="0044e852" style:font-weight-asian="normal" style:font-weight-complex="normal"/>
    </style:style>
    <style:style style:name="P34" style:family="paragraph" style:parent-style-name="Standard">
      <style:text-properties fo:font-weight="normal" officeooo:rsid="0048f6de" officeooo:paragraph-rsid="0048f6de" style:font-weight-asian="normal" style:font-weight-complex="normal"/>
    </style:style>
    <style:style style:name="P35" style:family="paragraph" style:parent-style-name="Standard">
      <style:text-properties fo:font-weight="normal" officeooo:rsid="00499db4" officeooo:paragraph-rsid="00499db4" style:font-weight-asian="normal" style:font-weight-complex="normal"/>
    </style:style>
    <style:style style:name="P36" style:family="paragraph" style:parent-style-name="Standard">
      <style:text-properties fo:font-weight="normal" officeooo:rsid="004b7063" officeooo:paragraph-rsid="004b7063" style:font-weight-asian="normal" style:font-weight-complex="normal"/>
    </style:style>
    <style:style style:name="P37" style:family="paragraph" style:parent-style-name="Standard">
      <style:text-properties fo:font-weight="normal" officeooo:rsid="004bd670" officeooo:paragraph-rsid="004bd670" style:font-weight-asian="normal" style:font-weight-complex="normal"/>
    </style:style>
    <style:style style:name="P38" style:family="paragraph" style:parent-style-name="Standard">
      <style:text-properties fo:font-weight="normal" officeooo:rsid="004dad52" officeooo:paragraph-rsid="004dad52" style:font-weight-asian="normal" style:font-weight-complex="normal"/>
    </style:style>
    <style:style style:name="P39" style:family="paragraph" style:parent-style-name="Standard">
      <style:text-properties fo:font-weight="normal" officeooo:rsid="004ed647" officeooo:paragraph-rsid="004ed647" style:font-weight-asian="normal" style:font-weight-complex="normal"/>
    </style:style>
    <style:style style:name="P40" style:family="paragraph" style:parent-style-name="Standard">
      <style:text-properties officeooo:rsid="00467823" officeooo:paragraph-rsid="00467823"/>
    </style:style>
    <style:style style:name="P41" style:family="paragraph" style:parent-style-name="Standard">
      <style:text-properties officeooo:rsid="0047836e" officeooo:paragraph-rsid="0047836e"/>
    </style:style>
    <style:style style:name="P42" style:family="paragraph" style:parent-style-name="Standard">
      <style:text-properties officeooo:rsid="0047836e" officeooo:paragraph-rsid="0048f6de"/>
    </style:style>
    <style:style style:name="P43" style:family="paragraph" style:parent-style-name="Standard">
      <style:text-properties officeooo:rsid="00499db4" officeooo:paragraph-rsid="00499db4"/>
    </style:style>
    <style:style style:name="P44" style:family="paragraph" style:parent-style-name="Standard">
      <style:text-properties officeooo:rsid="0048f6de" officeooo:paragraph-rsid="0048f6de"/>
    </style:style>
    <style:style style:name="P45" style:family="paragraph" style:parent-style-name="Standard">
      <style:text-properties fo:font-weight="bold" officeooo:rsid="0048f6de" officeooo:paragraph-rsid="0048f6d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9176" style:font-weight-asian="bold" style:font-weight-complex="bold"/>
    </style:style>
    <style:style style:name="T3" style:family="text">
      <style:text-properties fo:font-weight="bold" officeooo:rsid="0048f6de" style:font-weight-asian="bold" style:font-weight-complex="bold"/>
    </style:style>
    <style:style style:name="T4" style:family="text">
      <style:text-properties officeooo:rsid="00209176"/>
    </style:style>
    <style:style style:name="T5" style:family="text">
      <style:text-properties officeooo:rsid="00223d6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style:font-size-asian="10.5pt"/>
    </style:style>
    <style:style style:name="T8" style:family="text">
      <style:text-properties style:text-position="sub 58%" officeooo:rsid="0023d5c9" style:font-size-asian="10.5pt"/>
    </style:style>
    <style:style style:name="T9" style:family="text">
      <style:text-properties style:text-position="sub 58%" officeooo:rsid="00392d2e" style:font-size-asian="10.5pt"/>
    </style:style>
    <style:style style:name="T10" style:family="text">
      <style:text-properties style:text-position="sub 58%" officeooo:rsid="00432590" style:font-size-asian="10.5pt"/>
    </style:style>
    <style:style style:name="T11" style:family="text">
      <style:text-properties officeooo:rsid="002c742b"/>
    </style:style>
    <style:style style:name="T12" style:family="text">
      <style:text-properties officeooo:rsid="002dd9ba"/>
    </style:style>
    <style:style style:name="T13" style:family="text">
      <style:text-properties officeooo:rsid="00323ce7"/>
    </style:style>
    <style:style style:name="T14" style:family="text">
      <style:text-properties officeooo:rsid="00381ba4"/>
    </style:style>
    <style:style style:name="T15" style:family="text">
      <style:text-properties officeooo:rsid="00392d2e"/>
    </style:style>
    <style:style style:name="T16" style:family="text">
      <style:text-properties officeooo:rsid="003af625"/>
    </style:style>
    <style:style style:name="T17" style:family="text">
      <style:text-properties officeooo:rsid="003d7bd9"/>
    </style:style>
    <style:style style:name="T18" style:family="text">
      <style:text-properties officeooo:rsid="0042769d"/>
    </style:style>
    <style:style style:name="T19" style:family="text">
      <style:text-properties officeooo:rsid="00432590"/>
    </style:style>
    <style:style style:name="T20" style:family="text">
      <style:text-properties officeooo:rsid="0048f6de"/>
    </style:style>
    <style:style style:name="T21" style:family="text">
      <style:text-properties fo:font-weight="normal" officeooo:rsid="0048f6de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Problema</text:p>
      <text:p text:style-name="P2"/>
      <text:p text:style-name="P33">b)</text:p>
      <text:p text:style-name="P39">El orden de complejidad en función de n es <draw:frame draw:style-name="fr1" draw:name="Object9" text:anchor-type="as-char" svg:y="-0.728cm" svg:width="4.436cm" svg:height="1.169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39">Pues se recorren todas las charlas y para la í – ésima charla se realizan i-1 recorridas de comparaciones.</text:p>
      <text:p text:style-name="P33"/>
      <text:p text:style-name="P35">La propiedad Fecha de Fin puede mejorar el orden</text:p>
      <text:p text:style-name="P43">Algoritmo:</text:p>
      <text:p text:style-name="P43"/>
      <text:p text:style-name="P40"><text:tab/>charla[1...n] ordenada por Fecha de Fin</text:p>
      <text:p text:style-name="P40"/>
      <text:p text:style-name="P41"><text:tab/>S={1}</text:p>
      <text:p text:style-name="P41"><text:tab/>actual=1</text:p>
      <text:p text:style-name="P41"/>
      <text:p text:style-name="P41"><text:span text:style-name="T1"><text:tab/>for </text:span>i=2 to n do</text:p>
      <text:p text:style-name="P44"><text:tab/>{</text:p>
      <text:p text:style-name="P42"><text:tab/><text:tab/><text:span text:style-name="T3">if</text:span> (compatibles(actual, i))</text:p>
      <text:p text:style-name="P3"><text:tab/><text:tab/><text:span text:style-name="T20">{</text:span></text:p>
      <text:p text:style-name="P3"><text:tab/><text:tab/><text:tab/> <draw:frame draw:style-name="fr1" draw:name="Object7" text:anchor-type="as-char" svg:y="-0.393cm" svg:width="2.018cm" svg:height="0.508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text:tab/><text:tab/><text:tab/><text:span text:style-name="T21">actual = i</text:span></text:p>
      <text:p text:style-name="P3"><text:tab/><text:tab/><text:span text:style-name="T20">}</text:span></text:p>
      <text:p text:style-name="P45"><text:tab/>}</text:p>
      <text:p text:style-name="P34"><text:span text:style-name="T1"><text:tab/>retornar</text:span> S</text:p>
      <text:p text:style-name="P34"/>
      <text:p text:style-name="P35">Correctitud:</text:p>
      <text:p text:style-name="P36">charla está ordenada según Fecha de Fin en forma creciente.</text:p>
      <text:p text:style-name="P36">actual es el último elemento solución agregado al algoritmo, es decir no hay otra charla siguiente que tenga hora de finalización menor a <text:s/>actual. </text:p>
      <text:p text:style-name="P37">Entonces si i no es compatible con cualquier otro elemento de S que actual entonces no es compatible con actual por lo expresado en el párrafo anterior.</text:p>
      <text:p text:style-name="P37">Luego solo es necesario compara la compatibilidad con el último elemento agregado a la solución S.</text:p>
      <text:p text:style-name="P37"/>
      <text:p text:style-name="P38">El orden según n para este caso es <draw:frame draw:style-name="fr1" draw:name="Object8" text:anchor-type="as-char" svg:y="-0.728cm" svg:width="4.911cm" svg:height="1.169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4"/>
      <text:p text:style-name="P34"/>
      <text:p text:style-name="P1">c)</text:p>
      <text:p text:style-name="P1"/>
      <text:p text:style-name="P4">Sea <text:span text:style-name="T5">el algoritmo propuesto como solución.</text:span></text:p>
      <text:p text:style-name="P5">Sea el arreglo <text:span text:style-name="T2">charlas[1..n]</text:span><text:span text:style-name="T4"> ordenad</text:span>o<text:span text:style-name="T4"> según el atributo considerado</text:span></text:p>
      <text:p text:style-name="P4"/>
      <text:p text:style-name="P5"><text:soft-page-break/>Sea atributo Fecha de Inicio</text:p>
      <text:p text:style-name="P5">Contraejemplo</text:p>
      <text:p text:style-name="P5"/>
      <text:p text:style-name="P5">Sea atributo Duración</text:p>
      <text:p text:style-name="P5">Contraejemplo</text:p>
      <text:p text:style-name="P5"/>
      <text:p text:style-name="P5">Sea atributo Fecha de fin</text:p>
      <text:p text:style-name="P6">Demostración por inducción de que este algoritmo puede resolver de forma óptima el problema <text:span text:style-name="T6">max_charlas</text:span></text:p>
      <text:p text:style-name="P7">Sean </text:p>
      <text:p text:style-name="P7"><text:tab/>t=&lt;t<text:span text:style-name="T7">1</text:span>, t<text:span text:style-name="T7">2</text:span>, …, t<text:span text:style-name="T7">p</text:span>&gt; tupla solución</text:p>
      <text:p text:style-name="P7"><text:tab/>s=&lt;s<text:span text:style-name="T7">1</text:span>, s<text:span text:style-name="T7">2</text:span>, …, s<text:span text:style-name="T7">p</text:span>&gt; tupla genérica en la cual cada par de elementos son compatibles entre sí.</text:p>
      <text:p text:style-name="P10">Se asume que la tupla genérica s está ordenada según el mismo atributo t.</text:p>
      <text:p text:style-name="P10"/>
      <text:p text:style-name="P16"><text:span text:style-name="T1">Observación</text:span>: como t es solución ordenada según el atributo Fecha de Fin la primera solución tendrá la fecha de fin más temprana y la última solución de la tupla t tendrá la fecha de fin más tardía.</text:p>
      <text:p text:style-name="P10"/>
      <text:p text:style-name="P7">El proceso de inducción se realizará en <text:span text:style-name="T11">k</text:span></text:p>
      <text:p text:style-name="P1"/>
      <text:p text:style-name="P11">Sea <text:span text:style-name="T11">k</text:span>=1</text:p>
      <text:p text:style-name="P13">Sea t=&lt;t<text:span text:style-name="T8">1</text:span>&gt; solución del algoritmo</text:p>
      <text:p text:style-name="P13"/>
      <text:p text:style-name="P15">Sea s=&lt;s<text:span text:style-name="T8">1</text:span>, .., s<text:span text:style-name="T8">r</text:span>&gt; solución tal que s está ordenada según el mismo atributo t</text:p>
      <text:p text:style-name="P18"/>
      <text:p text:style-name="P18">Sí <text:span text:style-name="T19">1</text:span>&lt;r entonces charlas[t<text:span text:style-name="T10">1</text:span>].Fecha de Fin <draw:frame draw:style-name="fr1" draw:name="Object4" text:anchor-type="as-char" svg:y="-0.393cm" svg:width="0.822cm" svg:height="0.49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 charlas[s<text:span text:style-name="T10">1</text:span>].Fecha de fin</text:p>
      <text:p text:style-name="P29">Pues por la observación el algoritmo agrega desde la primera charla que termine más temprano en forma creciente.</text:p>
      <text:p text:style-name="P29"/>
      <text:p text:style-name="P31">Luego q<text:span text:style-name="T17">ue compatibles(s</text:span><text:span text:style-name="T10">1</text:span><text:span text:style-name="T17">, s</text:span><text:span text:style-name="T8">1+1</text:span><text:span text:style-name="T16">) sea verdadero implica que </text:span></text:p>
      <text:p text:style-name="P27">charlas[s<text:span text:style-name="T10">1</text:span><text:span text:style-name="T8">+1</text:span>].Fecha de Inicio <draw:frame draw:style-name="fr1" draw:name="Object5" text:anchor-type="as-char" svg:y="-0.393cm" svg:width="0.822cm" svg:height="0.492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 charlas[s<text:span text:style-name="T10">1</text:span>].Fecha de Fin</text:p>
      <text:p text:style-name="P20"><text:span text:style-name="T18">Entonces charlas[s</text:span><text:span text:style-name="T10">1</text:span><text:span text:style-name="T8">+ 1</text:span><text:span text:style-name="T13">] </text:span>es compatible con las soluciones de t.</text:p>
      <text:p text:style-name="P27"/>
      <text:p text:style-name="P22">Lo cual es absurdo pues sino debería se incluida por el algoritmo.</text:p>
      <text:p text:style-name="P24">Luego <draw:frame draw:style-name="fr1" draw:name="Object6" text:anchor-type="as-char" svg:y="-0.393cm" svg:width="1.067cm" svg:height="0.49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0">Entonces t es solución óptima.</text:p>
      <text:p text:style-name="P20"/>
      <text:p text:style-name="P32"><text:span text:style-name="T12">Supongamos que se cumple t=&lt;t</text:span><text:span text:style-name="T8">1</text:span><text:span text:style-name="T12">, t</text:span><text:span text:style-name="T8">2</text:span><text:span text:style-name="T12">, …, t</text:span><text:span text:style-name="T8">p-1</text:span><text:span text:style-name="T12">&gt; es solución</text:span></text:p>
      <text:p text:style-name="Standard"/>
      <text:p text:style-name="P12">Sea k=p</text:p>
      <text:p text:style-name="P8"/>
      <text:p text:style-name="P8">t=&lt;t<text:span text:style-name="T7">1</text:span>, t<text:span text:style-name="T7">2</text:span>, …, t<text:span text:style-name="T7">p</text:span>&gt; tupla solución <text:span text:style-name="T14">del algoritmo</text:span></text:p>
      <text:p text:style-name="P14"/>
      <text:p text:style-name="P14">Sea s=&lt;s<text:span text:style-name="T8">1</text:span>, .., s<text:span text:style-name="T8">r</text:span>&gt; solución tal que s está ordenada según el mismo atributo t</text:p>
      <text:p text:style-name="P17"><text:soft-page-break/></text:p>
      <text:p text:style-name="P17">Sí <text:span text:style-name="T15">p</text:span>&lt;r entonces charlas[t<text:span text:style-name="T9">p</text:span>].Fecha de Fin <draw:frame draw:style-name="fr1" draw:name="Object3" text:anchor-type="as-char" svg:y="-0.393cm" svg:width="0.822cm" svg:height="0.492cm" draw:z-index="2"><draw:object xlink:href="./Object 3" xlink:type="simple" xlink:show="embed" xlink:actuate="onLoad"/><draw:image xlink:href="./ObjectReplacements/Object 3" xlink:type="simple" xlink:show="embed" xlink:actuate="onLoad"/></draw:frame> charlas[s<text:span text:style-name="T9">p</text:span>].Fecha de fin</text:p>
      <text:p text:style-name="P28">Pues por la observación el algoritmo agrega desde la primera charla que termine más temprano en forma creciente.</text:p>
      <text:p text:style-name="P28"/>
      <text:p text:style-name="P30">Luego q<text:span text:style-name="T17">ue compatibles(s</text:span><text:span text:style-name="T8">p</text:span><text:span text:style-name="T16">, s</text:span><text:span text:style-name="T8">p+1</text:span><text:span text:style-name="T16">) sea verdadero implica que </text:span></text:p>
      <text:p text:style-name="P26">charlas[s<text:span text:style-name="T8">p+1</text:span>].Fecha de Inicio <draw:frame draw:style-name="fr1" draw:name="Object2" text:anchor-type="as-char" svg:y="-0.393cm" svg:width="0.822cm" svg:height="0.49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charlas[s<text:span text:style-name="T8">p</text:span>].Fecha de Fin</text:p>
      <text:p text:style-name="P19"><text:span text:style-name="T18">Entonces charlas[s</text:span><text:span text:style-name="T8">p + 1</text:span><text:span text:style-name="T13">] </text:span>es compatible con las soluciones de t.</text:p>
      <text:p text:style-name="P25"/>
      <text:p text:style-name="P21">Lo cual es absurdo pues sino debería se incluida por el algoritmo.</text:p>
      <text:p text:style-name="P23">Luego <draw:frame draw:style-name="fr1" draw:name="Object1" text:anchor-type="as-char" svg:y="-0.393cm" svg:width="0.991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>Entonces t es solución óptima.</text:p>
      <text:p text:style-name="P9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0:05:14.647073443</meta:creation-date>
    <dc:date>2015-10-29T22:32:36.728846269</dc:date>
    <meta:editing-duration>PT57M40S</meta:editing-duration>
    <meta:editing-cycles>48</meta:editing-cycles>
    <meta:generator>LibreOffice/5.0.1.2.0$Linux_X86_64 LibreOffice_project/00m0$Build-2</meta:generator>
    <meta:document-statistic meta:table-count="0" meta:image-count="0" meta:object-count="9" meta:page-count="3" meta:paragraph-count="62" meta:word-count="476" meta:character-count="2829" meta:non-whitespace-character-count="2378"/>
  </office:meta>
</office:document-meta>
</file>

<file path=Object 1/content.xml><?xml version="1.0" encoding="utf-8"?>
<math xmlns="http://www.w3.org/1998/Math/MathML" display="block">
  <semantics>
    <mrow>
      <mi>t</mi>
      <mo stretchy="false">≥</mo>
      <mi>r</mi>
    </mrow>
    <annotation encoding="StarMath 5.0">t&gt;=r</annotation>
  </semantics>
</math>
</file>

<file path=Object 2/content.xml><?xml version="1.0" encoding="utf-8"?>
<math xmlns="http://www.w3.org/1998/Math/MathML" display="block">
  <semantics>
    <mrow>
      <mn>.</mn>
      <mo stretchy="false">≥</mo>
      <mi>.</mi>
    </mrow>
    <annotation encoding="StarMath 5.0">.&gt;=.</annotation>
  </semantics>
</math>
</file>

<file path=Object 3/content.xml><?xml version="1.0" encoding="utf-8"?>
<math xmlns="http://www.w3.org/1998/Math/MathML" display="block">
  <semantics>
    <mrow>
      <mn>.</mn>
      <mo stretchy="false">≤</mo>
      <mi>.</mi>
    </mrow>
    <annotation encoding="StarMath 5.0">.&lt;=.</annotation>
  </semantics>
</math>
</file>

<file path=Object 4/content.xml><?xml version="1.0" encoding="utf-8"?>
<math xmlns="http://www.w3.org/1998/Math/MathML" display="block">
  <semantics>
    <mrow>
      <mn>.</mn>
      <mo stretchy="false">≤</mo>
      <mi>.</mi>
    </mrow>
    <annotation encoding="StarMath 5.0">.&lt;=.</annotation>
  </semantics>
</math>
</file>

<file path=Object 5/content.xml><?xml version="1.0" encoding="utf-8"?>
<math xmlns="http://www.w3.org/1998/Math/MathML" display="block">
  <semantics>
    <mrow>
      <mn>.</mn>
      <mo stretchy="false">≥</mo>
      <mi>.</mi>
    </mrow>
    <annotation encoding="StarMath 5.0">.&gt;=.</annotation>
  </semantics>
</math>
</file>

<file path=Object 6/content.xml><?xml version="1.0" encoding="utf-8"?>
<math xmlns="http://www.w3.org/1998/Math/MathML" display="block">
  <semantics>
    <mrow>
      <mn>1</mn>
      <mo stretchy="false">≥</mo>
      <mi>r</mi>
    </mrow>
    <annotation encoding="StarMath 5.0">1&gt;=r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row>
          <mi>S</mi>
          <mo stretchy="false">∪</mo>
          <mo stretchy="false">{</mo>
        </mrow>
      </mrow>
      <mi>i</mi>
      <mo stretchy="false">}</mo>
    </mrow>
    <annotation encoding="StarMath 5.0">S=S  union \{i\}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2</mn>
            </mrow>
            <mi>n</mi>
          </munderover>
          <mn>1</mn>
        </mrow>
        <mo stretchy="false">=</mo>
        <mrow>
          <mi>n</mi>
          <mo stretchy="false">−</mo>
          <mn>2</mn>
          <mo stretchy="false">−</mo>
          <mn>1</mn>
        </mrow>
        <mo stretchy="false">=</mo>
        <mi>n</mi>
        <mo stretchy="false">≡</mo>
        <mi>O</mi>
      </mrow>
      <mo stretchy="false">(</mo>
      <mi>n</mi>
      <mo stretchy="false">)</mo>
    </mrow>
    <annotation encoding="StarMath 5.0">sum from{i=2} to{n} 1 = n - 2 - 1 = n  equiv O\(n\)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2</mn>
          </mrow>
          <mi>n</mi>
        </munderover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i>i</mi>
                  <mo stretchy="false">−</mo>
                  <mn>1</mn>
                </mrow>
              </munderover>
              <mi>j</mi>
            </mrow>
          </mrow>
          <mo fence="true" stretchy="false">)</mo>
        </mrow>
      </mrow>
      <mo stretchy="false">=</mo>
      <mrow>
        <munderover>
          <mo stretchy="false">∑</mo>
          <mrow>
            <mi>i</mi>
            <mo stretchy="false">=</mo>
            <mn>2</mn>
          </mrow>
          <mi>n</mi>
        </munderover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i>i</mi>
              </mrow>
              <mn>2</mn>
            </mfrac>
          </mrow>
          <mo fence="true" stretchy="false">)</mo>
        </mrow>
      </mrow>
    </mrow>
    <annotation encoding="StarMath 5.0">sum from{i=2} to{n} ( sum from{j=1} to{i-1} j ) = sum from{i=2} to{n} ( {(i-1)i} over {2} ) </annotation>
  </semantics>
</math>
</file>